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a6c37"/>
    </style:style>
    <style:style style:name="P2" style:family="paragraph" style:parent-style-name="Standard">
      <style:text-properties style:font-name="Liberation Serif" officeooo:paragraph-rsid="000a6c37" style:font-name-asian="Liberation Serif" style:font-name-complex="Liberation Seri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b6b79"/>
    </style:style>
    <style:style style:name="P5" style:family="paragraph" style:parent-style-name="Standard" style:list-style-name="L1">
      <style:text-properties officeooo:paragraph-rsid="001017e4"/>
    </style:style>
    <style:style style:name="P6" style:family="paragraph" style:parent-style-name="Standard" style:list-style-name="L1">
      <style:text-properties officeooo:paragraph-rsid="001099fb"/>
    </style:style>
    <style:style style:name="P7" style:family="paragraph" style:parent-style-name="Standard" style:list-style-name="L1">
      <style:text-properties officeooo:paragraph-rsid="001b155a"/>
    </style:style>
    <style:style style:name="P8" style:family="paragraph" style:parent-style-name="Standard" style:list-style-name="L1">
      <style:text-properties officeooo:paragraph-rsid="0012c2d1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3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4" style:family="text">
      <style:text-properties style:font-name="Liberation Serif1" style:font-name-asian="AR PL UMing HK" style:font-name-complex="Lohit Devanagari1"/>
    </style:style>
    <style:style style:name="T5" style:family="text">
      <style:text-properties style:font-name="Liberation Serif1" fo:font-weight="bold" style:font-name-asian="AR PL UMing HK" style:font-weight-asian="bold" style:font-name-complex="Lohit Devanagari1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name-complex="Lohit Devanagari1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weight-asian="normal" style:font-name-complex="Lohit Devanagari1" style:font-weight-complex="normal"/>
    </style:style>
    <style:style style:name="T10" style:family="text">
      <style:text-properties style:text-position="sub 58%" fo:font-weight="normal" style:font-weight-asian="normal" style:font-name-complex="Lohit Devanagari1" style:font-weight-complex="normal"/>
    </style:style>
    <style:style style:name="T11" style:family="text">
      <style:text-properties style:text-position="sub 58%" style:font-name="Liberation Serif" fo:font-weight="normal" style:font-name-asian="Liberation Serif" style:font-size-asian="10.5pt" style:font-weight-asian="normal" style:font-name-complex="Liberation Serif" style:font-weight-complex="normal"/>
    </style:style>
    <style:style style:name="T12" style:family="text">
      <style:text-properties style:text-position="0% 100%" style:font-name="Liberation Serif" fo:font-weight="bold" style:font-name-asian="Liberation Serif" style:font-size-asian="10.5pt" style:font-weight-asian="bold" style:font-name-complex="Liberation Serif" style:font-weight-complex="bold"/>
    </style:style>
    <style:style style:name="T13" style:family="text">
      <style:text-properties style:text-position="0% 100%" style:font-name="Liberation Serif" fo:font-weight="normal" style:font-name-asian="Liberation Serif" style:font-size-asian="10.5pt" style:font-weight-asian="normal" style:font-name-complex="Liberation Serif" style:font-weight-complex="normal"/>
    </style:style>
    <style:style style:name="T14" style:family="text">
      <style:text-properties style:font-name-complex="Liberation Serif"/>
    </style:style>
    <style:style style:name="T15" style:family="text">
      <style:text-properties officeooo:rsid="001cc627" style:font-name-complex="Liberation Serif"/>
    </style:style>
    <style:style style:name="T16" style:family="text">
      <style:text-properties officeooo:rsid="001db216" style:font-name-complex="Liberation Serif"/>
    </style:style>
    <style:style style:name="T17" style:family="text">
      <style:text-properties style:font-name-complex="Lohit Devanagari1"/>
    </style:style>
    <style:style style:name="T18" style:family="text">
      <style:text-properties style:font-name="Liberation Serif" officeooo:rsid="001db216" style:font-name-complex="Liberation Seri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over is a hash algorithm that's based on rhodonea curves. The algorithm supports outputs of varying sizes.</text:p>
      <text:p text:style-name="P1"/>
      <text:p text:style-name="P1">A description of the algorithm follows.</text:p>
      <text:p text:style-name="P1"/>
      <text:p text:style-name="P1">Let <text:span text:style-name="T6">B,</text:span><text:span text:style-name="T8"> </text:span><text:span text:style-name="T6">H</text:span><text:span text:style-name="T8">, and </text:span><text:span text:style-name="T6">R</text:span> be arrays of <text:span text:style-name="T6">N</text:span> bytes, where 32 <text:span text:style-name="T1">≤</text:span><text:span text:style-name="T4"> </text:span><text:span text:style-name="T5">N</text:span><text:span text:style-name="T4"> </text:span><text:span text:style-name="T1">≤ 128. Let </text:span><text:span text:style-name="T2">a</text:span><text:span text:style-name="T3"> and </text:span><text:span text:style-name="T2">p</text:span><text:span text:style-name="T3"> be arrays of </text:span><text:span text:style-name="T2">N</text:span><text:span text:style-name="T3"> / 8 64-bit unsigned integers.</text:span></text:p>
      <text:p text:style-name="P2"/>
      <text:list text:style-name="L1">
        <text:list-item>
          <text:p text:style-name="P4"><text:span text:style-name="T1">Convert </text:span><text:span text:style-name="T2">B</text:span><text:span text:style-name="T1"> into a set of 64-bit unsigned integers. Let </text:span><text:span text:style-name="T2">a</text:span><text:span text:style-name="T3"> represent the integer set.</text:span></text:p>
        </text:list-item>
        <text:list-item>
          <text:p text:style-name="P5"><text:span text:style-name="T3">For </text:span><text:span text:style-name="T2">h</text:span><text:span text:style-name="T3"> in (13, 26, 39, ..., 75):</text:span></text:p>
          <text:list>
            <text:list-item>
              <text:p text:style-name="P5"><text:span text:style-name="T3">For </text:span><text:span text:style-name="T2">i</text:span><text:span text:style-name="T3"> in (0, 1, ..., </text:span><text:span text:style-name="T2">N</text:span><text:span text:style-name="T3"> / 8):</text:span></text:p>
              <text:list>
                <text:list-item>
                  <text:p text:style-name="P3"><text:span text:style-name="T13">Set </text:span><text:span text:style-name="T12">b</text:span><text:span text:style-name="T13"> to </text:span><text:span text:style-name="T12">a</text:span><text:span text:style-name="T11">i</text:span> / (max(64-bit unsigned integer)) * <text:span text:style-name="T6">h</text:span> * <text:span text:style-name="T18">π</text:span><text:span text:style-name="T17">.</text:span></text:p>
                </text:list-item>
                <text:list-item>
                  <text:p text:style-name="P3"><text:span text:style-name="T17">Set </text:span><text:span text:style-name="T7">x</text:span><text:span text:style-name="T10">0</text:span> to max(64-bit unsigned integer) * cos(<text:span text:style-name="T6">b</text:span><text:span text:style-name="T8"> * </text:span><text:span text:style-name="T6">h</text:span><text:span text:style-name="T8">) * cos(</text:span><text:span text:style-name="T6">b</text:span><text:span text:style-name="T8">) / 2.</text:span></text:p>
                </text:list-item>
                <text:list-item>
                  <text:p text:style-name="P6"><text:span text:style-name="T9">Set </text:span><text:span text:style-name="T7">y</text:span><text:span text:style-name="T10">0</text:span><text:span text:style-name="T8"> to max(64-bit unsigned integer) * cos(</text:span><text:span text:style-name="T6">b</text:span><text:span text:style-name="T8"> * </text:span><text:span text:style-name="T6">h</text:span><text:span text:style-name="T8">) * sin(</text:span><text:span text:style-name="T6">b</text:span><text:span text:style-name="T8">) / 2.</text:span></text:p>
                </text:list-item>
                <text:list-item>
                  <text:p text:style-name="P3"><text:span text:style-name="T8">Set </text:span><text:span text:style-name="T6">x</text:span><text:span text:style-name="T8"> to round(ceiling(</text:span><text:span text:style-name="T7">x</text:span><text:span text:style-name="T10">0</text:span>)).</text:p>
                </text:list-item>
                <text:list-item>
                  <text:p text:style-name="P6"><text:span text:style-name="T8">Set </text:span><text:span text:style-name="T6">y</text:span><text:span text:style-name="T8"> to round(ceiling(</text:span><text:span text:style-name="T7">y</text:span><text:span text:style-name="T10">0</text:span>)).</text:p>
                </text:list-item>
                <text:list-item>
                  <text:p text:style-name="P6"><text:span text:style-name="T8">Set </text:span><text:span text:style-name="T12">p</text:span><text:span text:style-name="T11">i</text:span><text:span text:style-name="T8"> to </text:span><text:span text:style-name="T6">x</text:span><text:span text:style-name="T8"> ^ </text:span><text:span text:style-name="T6">y</text:span><text:span text:style-name="T8">.</text:span></text:p>
                </text:list-item>
                <text:list-item>
                  <text:p text:style-name="P3"><text:span text:style-name="T8">Set </text:span><text:span text:style-name="T12">a</text:span><text:span text:style-name="T11">i</text:span><text:span text:style-name="T8"> to </text:span><text:span text:style-name="T12">p</text:span><text:span text:style-name="T11">i</text:span>.</text:p>
                </text:list-item>
              </text:list>
            </text:list-item>
            <text:list-item>
              <text:p text:style-name="P7">Let <text:span text:style-name="T6">H</text:span><text:span text:style-name="T8"> represent the output hash. Compute </text:span><text:span text:style-name="T12">H</text:span><text:span text:style-name="T11">i</text:span> as follows (0 <text:span text:style-name="T1">≤ </text:span><text:span text:style-name="T2">i</text:span><text:span text:style-name="T3"> &lt; </text:span><text:span text:style-name="T2">N</text:span><text:span text:style-name="T3">, 0 ≤ </text:span><text:span text:style-name="T2">j</text:span><text:span text:style-name="T3"> &lt; </text:span><text:span text:style-name="T2">N</text:span><text:span text:style-name="T3"> / 8)</text:span>:</text:p>
              <text:list>
                <text:list-item>
                  <text:p text:style-name="P3"><text:span text:style-name="T12">H</text:span><text:span text:style-name="T11">i</text:span> = <text:span text:style-name="T12">a</text:span><text:span text:style-name="T11">j</text:span>.</text:p>
                </text:list-item>
                <text:list-item>
                  <text:p text:style-name="P3"><text:span text:style-name="T12">H</text:span><text:span text:style-name="T11">i</text:span> = <text:span text:style-name="T12">a</text:span><text:span text:style-name="T11">j</text:span> &lt;&lt; 11.</text:p>
                </text:list-item>
                <text:list-item>
                  <text:p text:style-name="P8"><text:span text:style-name="T12">H</text:span><text:span text:style-name="T11">i</text:span> = <text:span text:style-name="T12">a</text:span><text:span text:style-name="T11">j</text:span> &lt;&lt; 13.</text:p>
                </text:list-item>
                <text:list-item>
                  <text:p text:style-name="P8"><text:span text:style-name="T12">H</text:span><text:span text:style-name="T11">i</text:span> = <text:span text:style-name="T12">a</text:span><text:span text:style-name="T11">j</text:span> &lt;&lt; 17.</text:p>
                </text:list-item>
              </text:list>
            </text:list-item>
          </text:list>
        </text:list-item>
        <text:list-item>
          <text:p text:style-name="P8">Store <text:span text:style-name="T6">p</text:span><text:span text:style-name="T8"> into </text:span><text:span text:style-name="T6">R</text:span><text:span text:style-name="T8">.</text:span></text:p>
        </text:list-item>
        <text:list-item>
          <text:p text:style-name="P8"><text:span text:style-name="T8">Recompute </text:span><text:span text:style-name="T6">H</text:span><text:span text:style-name="T8"> as follows:</text:span></text:p>
          <text:list>
            <text:list-item>
              <text:p text:style-name="P3"><text:span text:style-name="T12">H</text:span><text:span text:style-name="T11">i</text:span> ^= <text:span text:style-name="T12">R</text:span><text:span text:style-name="T11">i</text:span>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is Megas</meta:initial-creator>
    <meta:creation-date>2014-09-16T07:37:55</meta:creation-date>
    <dc:date>2025-02-13T15:53:15.204669195</dc:date>
    <meta:editing-duration>PT6H51M45S</meta:editing-duration>
    <meta:editing-cycles>17</meta:editing-cycles>
    <meta:generator>LibreOffice/24.2.7.2$Linux_X86_64 LibreOffice_project/420$Build-2</meta:generator>
    <meta:print-date>2025-02-13T15:50:50.815903083</meta:print-date>
    <meta:printed-by>PDF files</meta:printed-by>
    <meta:document-statistic meta:table-count="0" meta:image-count="0" meta:object-count="0" meta:page-count="1" meta:paragraph-count="21" meta:word-count="211" meta:character-count="885" meta:non-whitespace-character-count="713"/>
  </office:meta>
</office:document-meta>
</file>